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30221f000" style:family="table" style:master-page-name="ta-mp-0x7fe30221f000">
      <style:table-properties table:display="true" style:writing-mode="lr-tb"/>
    </style:style>
    <style:style style:name="ta-0x7fe30221f1f0" style:family="table" style:master-page-name="ta-mp-0x7fe30221f1f0">
      <style:table-properties table:display="true" style:writing-mode="lr-tb"/>
    </style:style>
    <style:style style:name="ta-0x7fe30221f3e0" style:family="table" style:master-page-name="ta-mp-0x7fe30221f3e0">
      <style:table-properties table:display="true" style:writing-mode="lr-tb"/>
    </style:style>
    <style:style style:name="ta-0x7fe30221f5d0" style:family="table" style:master-page-name="ta-mp-0x7fe30221f5d0">
      <style:table-properties table:display="true" style:writing-mode="lr-tb"/>
    </style:style>
    <style:style style:name="ta-0x7fe30221f7c0" style:family="table" style:master-page-name="ta-mp-0x7fe30221f7c0">
      <style:table-properties table:display="true" style:writing-mode="lr-tb"/>
    </style:style>
    <style:style style:name="ta-0x7fe30221f9b0" style:family="table" style:master-page-name="ta-mp-0x7fe30221f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30223559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d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ff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34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65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4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78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72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0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75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a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8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3022363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62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1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9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a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3022366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c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9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d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b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3022371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4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6f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73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7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70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3022377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302235b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7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6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2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302235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e3020d42a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e3020ae68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e3020d06a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e30221f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e30223559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e302235da8" table:content-validation-name="VAL-0x7fe3020d42a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302235ff8" table:content-validation-name="VAL-0x7fe3020ae680" office:value-type="string">
            <text:p>clickAndVerifyProductQuantity</text:p>
          </table:table-cell>
          <table:table-cell table:number-columns-repeated="127" table:style-name="Gnumeric-default"/>
        </table:table-row>
        <table:table-row table:style-name="AROW-2">
          <table:table-cell table:style-name="ACE-0x7fe302235340" table:content-validation-name="VAL-0x7fe3020d06a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e3022365c0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e30221f1f0" table:print="false">
        <office:forms form:automatic-focus="false" form:apply-design-mode="false">
          <form:form/>
        </office:forms>
        <table:table-column table:default-cell-style-name="ACE-0x7fe3022350f0" table:style-name="ACOL-3"/>
        <table:table-column table:default-cell-style-name="ACE-0x7fe3022350f0" table:style-name="ACOL-4"/>
        <table:table-column table:default-cell-style-name="ACE-0x7fe3022350f0" table:style-name="ACOL-5"/>
        <table:table-column table:default-cell-style-name="ACE-0x7fe3022350f0" table:style-name="ACOL-6"/>
        <table:table-column table:default-cell-style-name="ACE-0x7fe3022350f0" table:style-name="ACOL-7"/>
        <table:table-column table:default-cell-style-name="ACE-0x7fe3022350f0" table:style-name="ACOL-0" table:number-columns-repeated="123"/>
        <table:table-row table:style-name="AROW-2">
          <table:table-cell table:style-name="ACE-0x7fe302237840" office:value-type="string">
            <text:p>Product_Quantity</text:p>
          </table:table-cell>
          <table:table-cell table:style-name="ACE-0x7fe3022375f0" office:value-type="string">
            <text:p>Product_Rate</text:p>
          </table:table-cell>
          <table:table-cell table:style-name="ACE-0x7fe302236810"/>
          <table:table-cell table:number-columns-repeated="125" table:style-name="ACE-0x7fe3022350f0"/>
        </table:table-row>
        <table:table-row table:style-name="AROW-2">
          <table:table-cell table:style-name="ACE-0x7fe302237278" office:value-type="float" office:value="3">
            <text:p>3</text:p>
          </table:table-cell>
          <table:table-cell table:style-name="ACE-0x7fe302236a60" office:value-type="float" office:value="312">
            <text:p>312</text:p>
          </table:table-cell>
          <table:table-cell table:number-columns-repeated="126" table:style-name="ACE-0x7fe3022350f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3" gnm:cursor-row="2">
          <gnm:selection gnm:start-col="3" gnm:start-row="2" gnm:end-col="3" gnm:end-row="2"/>
        </gnm:selections>
      </table:table>
      <table:table table:name="MQA2_TestData" table:style-name="ta-0x7fe30221f3e0" table:print="false">
        <office:forms form:automatic-focus="false" form:apply-design-mode="false">
          <form:form/>
        </office:forms>
        <table:table-column table:default-cell-style-name="ACE-0x7fe302236498" table:style-name="ACOL-3"/>
        <table:table-column table:default-cell-style-name="ACE-0x7fe302236498" table:style-name="ACOL-4"/>
        <table:table-column table:default-cell-style-name="ACE-0x7fe302236498" table:style-name="ACOL-5"/>
        <table:table-column table:default-cell-style-name="ACE-0x7fe302236498" table:style-name="ACOL-6"/>
        <table:table-column table:default-cell-style-name="ACE-0x7fe302236498" table:style-name="ACOL-7"/>
        <table:table-column table:default-cell-style-name="ACE-0x7fe302236498" table:style-name="ACOL-0" table:number-columns-repeated="123"/>
        <table:table-row table:style-name="AROW-2">
          <table:table-cell table:style-name="ACE-0x7fe302236370" office:value-type="string">
            <text:p>Product_Quantity</text:p>
          </table:table-cell>
          <table:table-cell table:style-name="ACE-0x7fe302236120" office:value-type="string">
            <text:p>Product_Rate</text:p>
          </table:table-cell>
          <table:table-cell table:style-name="ACE-0x7fe302235a30"/>
          <table:table-cell table:number-columns-repeated="125" table:style-name="ACE-0x7fe302236498"/>
        </table:table-row>
        <table:table-row table:style-name="AROW-2">
          <table:table-cell table:style-name="ACE-0x7fe302236248" office:value-type="float" office:value="3">
            <text:p>3</text:p>
          </table:table-cell>
          <table:table-cell table:style-name="ACE-0x7fe302235908" office:value-type="float" office:value="312">
            <text:p>312</text:p>
          </table:table-cell>
          <table:table-cell table:number-columns-repeated="126" table:style-name="ACE-0x7fe30223649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e30221f5d0" table:print="false">
        <office:forms form:automatic-focus="false" form:apply-design-mode="false">
          <form:form/>
        </office:forms>
        <table:table-column table:default-cell-style-name="ACE-0x7fe302236938" table:style-name="ACOL-3"/>
        <table:table-column table:default-cell-style-name="ACE-0x7fe302236938" table:style-name="ACOL-4"/>
        <table:table-column table:default-cell-style-name="ACE-0x7fe302236938" table:style-name="ACOL-5"/>
        <table:table-column table:default-cell-style-name="ACE-0x7fe302236938" table:style-name="ACOL-6"/>
        <table:table-column table:default-cell-style-name="ACE-0x7fe302236938" table:style-name="ACOL-7"/>
        <table:table-column table:default-cell-style-name="ACE-0x7fe302236938" table:style-name="ACOL-0" table:number-columns-repeated="123"/>
        <table:table-row table:style-name="AROW-2">
          <table:table-cell table:style-name="ACE-0x7fe3022366e8" office:value-type="string">
            <text:p>Product_Quantity</text:p>
          </table:table-cell>
          <table:table-cell table:style-name="ACE-0x7fe302236dd8" office:value-type="string">
            <text:p>Product_Rate</text:p>
          </table:table-cell>
          <table:table-cell table:style-name="ACE-0x7fe302236cb0"/>
          <table:table-cell table:number-columns-repeated="125" table:style-name="ACE-0x7fe302236938"/>
        </table:table-row>
        <table:table-row table:style-name="AROW-2">
          <table:table-cell table:style-name="ACE-0x7fe302235c80" office:value-type="float" office:value="3">
            <text:p>3</text:p>
          </table:table-cell>
          <table:table-cell table:style-name="ACE-0x7fe302236b88" office:value-type="float" office:value="312">
            <text:p>312</text:p>
          </table:table-cell>
          <table:table-cell table:number-columns-repeated="126" table:style-name="ACE-0x7fe30223693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e30221f7c0" table:print="false">
        <office:forms form:automatic-focus="false" form:apply-design-mode="false">
          <form:form/>
        </office:forms>
        <table:table-column table:default-cell-style-name="ACE-0x7fe302236f00" table:style-name="ACOL-3"/>
        <table:table-column table:default-cell-style-name="ACE-0x7fe302236f00" table:style-name="ACOL-4"/>
        <table:table-column table:default-cell-style-name="ACE-0x7fe302236f00" table:style-name="ACOL-5"/>
        <table:table-column table:default-cell-style-name="ACE-0x7fe302236f00" table:style-name="ACOL-6"/>
        <table:table-column table:default-cell-style-name="ACE-0x7fe302236f00" table:style-name="ACOL-7"/>
        <table:table-column table:default-cell-style-name="ACE-0x7fe302236f00" table:style-name="ACOL-0" table:number-columns-repeated="123"/>
        <table:table-row table:style-name="AROW-2">
          <table:table-cell table:style-name="ACE-0x7fe302237150" office:value-type="string">
            <text:p>Product_Quantity</text:p>
          </table:table-cell>
          <table:table-cell table:style-name="ACE-0x7fe3022373a0" office:value-type="string">
            <text:p>Product_Rate</text:p>
          </table:table-cell>
          <table:table-cell table:style-name="ACE-0x7fe302237028"/>
          <table:table-cell table:number-columns-repeated="125" table:style-name="ACE-0x7fe302236f00"/>
        </table:table-row>
        <table:table-row table:style-name="AROW-2">
          <table:table-cell table:style-name="ACE-0x7fe302235468" office:value-type="float" office:value="3">
            <text:p>3</text:p>
          </table:table-cell>
          <table:table-cell table:style-name="ACE-0x7fe3022357e0" office:value-type="float" office:value="312">
            <text:p>312</text:p>
          </table:table-cell>
          <table:table-cell table:number-columns-repeated="126" table:style-name="ACE-0x7fe302236f0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e30221f9b0" table:print="false">
        <office:forms form:automatic-focus="false" form:apply-design-mode="false">
          <form:form/>
        </office:forms>
        <table:table-column table:default-cell-style-name="ACE-0x7fe3022374c8" table:style-name="ACOL-3"/>
        <table:table-column table:default-cell-style-name="ACE-0x7fe3022374c8" table:style-name="ACOL-4"/>
        <table:table-column table:default-cell-style-name="ACE-0x7fe3022374c8" table:style-name="ACOL-5"/>
        <table:table-column table:default-cell-style-name="ACE-0x7fe3022374c8" table:style-name="ACOL-6"/>
        <table:table-column table:default-cell-style-name="ACE-0x7fe3022374c8" table:style-name="ACOL-7"/>
        <table:table-column table:default-cell-style-name="ACE-0x7fe3022374c8" table:style-name="ACOL-0" table:number-columns-repeated="123"/>
        <table:table-row table:style-name="AROW-2">
          <table:table-cell table:style-name="ACE-0x7fe302237718" office:value-type="string">
            <text:p>Product_Quantity</text:p>
          </table:table-cell>
          <table:table-cell table:style-name="ACE-0x7fe3022356b8" office:value-type="string">
            <text:p>Product_Rate</text:p>
          </table:table-cell>
          <table:table-cell table:style-name="ACE-0x7fe302235ed0"/>
          <table:table-cell table:number-columns-repeated="125" table:style-name="ACE-0x7fe3022374c8"/>
        </table:table-row>
        <table:table-row table:style-name="AROW-2">
          <table:table-cell table:style-name="ACE-0x7fe302235b58" office:value-type="float" office:value="3">
            <text:p>3</text:p>
          </table:table-cell>
          <table:table-cell table:style-name="ACE-0x7fe302235218" office:value-type="float" office:value="312">
            <text:p>312</text:p>
          </table:table-cell>
          <table:table-cell table:number-columns-repeated="126" table:style-name="ACE-0x7fe3022374c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302213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30220d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3029892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30215e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3029f46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3029e7a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30221f000" style:display-name="TestCase" style:page-layout-name="pl-0x7fe302213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30221f1f0" style:display-name="MQA1_TestData" style:page-layout-name="pl-0x7fe30220d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30221f3e0" style:display-name="MQA2_TestData" style:page-layout-name="pl-0x7fe302989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30221f5d0" style:display-name="MQA3_TestData" style:page-layout-name="pl-0x7fe30215e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30221f7c0" style:display-name="MQA4_TestData" style:page-layout-name="pl-0x7fe3029f46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30221f9b0" style:display-name="MQA5_TestData" style:page-layout-name="pl-0x7fe3029e7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36:32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